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friend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frien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_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_ID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cat_ID_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cat_ID_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category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ca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cat_descrip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_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retaile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etail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retailer_descrip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ailer_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gift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gif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gift_descrip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ft_nam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Decimal(,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office:value-type="string" calcext:value-type="string">
            <text:p>retail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oreign Key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Manufacture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manu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imary Key</text:p>
          </table:table-cell>
        </table:table-row>
        <table:table-row table:style-name="ro1">
          <table:table-cell/>
          <table:table-cell office:value-type="string" calcext:value-type="string">
            <text:p>manu_descrip</text:p>
          </table:table-cell>
          <table:table-cell office:value-type="string" calcext:value-type="string">
            <text:p>VARCH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u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0:35:28.947713379</meta:creation-date>
    <dc:date>2016-08-22T11:15:03.550408659</dc:date>
    <meta:editing-duration>PT8M30S</meta:editing-duration>
    <meta:editing-cycles>1</meta:editing-cycles>
    <meta:document-statistic meta:table-count="1" meta:cell-count="60" meta:object-count="0"/>
    <meta:generator>LibreOffice/4.2.8.2$Linux_X86_64 LibreOffice_project/420m0$Build-2</meta:generator>
  </office:meta>
</office:document-meta>
</file>